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text-properties officeooo:rsid="001a70fd" officeooo:paragraph-rsid="001a70f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a70fd" style:font-weight-asian="bold" style:font-weight-complex="bold"/>
    </style:style>
    <style:style style:name="P4" style:family="paragraph" style:parent-style-name="Standard">
      <style:text-properties fo:font-weight="bold" officeooo:paragraph-rsid="0021d528" style:font-weight-asian="bold" style:font-weight-complex="bold"/>
    </style:style>
    <style:style style:name="P5" style:family="paragraph" style:parent-style-name="Standard">
      <style:text-properties fo:font-weight="bold" officeooo:rsid="0021d528" officeooo:paragraph-rsid="0021d528" style:font-weight-asian="bold" style:font-weight-complex="bold"/>
    </style:style>
    <style:style style:name="P6" style:family="paragraph" style:parent-style-name="Standard">
      <style:text-properties fo:font-weight="bold" officeooo:paragraph-rsid="001c48ab" style:font-weight-asian="bold" style:font-weight-complex="bold"/>
    </style:style>
    <style:style style:name="P7" style:family="paragraph" style:parent-style-name="Standard">
      <style:text-properties officeooo:paragraph-rsid="001a70fd"/>
    </style:style>
    <style:style style:name="P8" style:family="paragraph" style:parent-style-name="Standard">
      <style:text-properties officeooo:paragraph-rsid="001c48ab"/>
    </style:style>
    <style:style style:name="P9" style:family="paragraph" style:parent-style-name="Standard">
      <style:text-properties officeooo:paragraph-rsid="0021d528"/>
    </style:style>
    <style:style style:name="P10" style:family="paragraph" style:parent-style-name="Standard">
      <style:text-properties officeooo:paragraph-rsid="002684f3"/>
    </style:style>
    <style:style style:name="P11" style:family="paragraph" style:parent-style-name="Standard">
      <style:text-properties officeooo:paragraph-rsid="00288d38"/>
    </style:style>
    <style:style style:name="P12" style:family="paragraph" style:parent-style-name="Standard">
      <style:text-properties officeooo:rsid="0021d528" officeooo:paragraph-rsid="0021d528"/>
    </style:style>
    <style:style style:name="T1" style:family="text">
      <style:text-properties officeooo:rsid="00445b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bc0e" style:font-weight-asian="bold" style:font-weight-complex="bold"/>
    </style:style>
    <style:style style:name="T4" style:family="text">
      <style:text-properties officeooo:rsid="001a70fd"/>
    </style:style>
    <style:style style:name="T5" style:family="text">
      <style:text-properties officeooo:rsid="001c48ab"/>
    </style:style>
    <style:style style:name="T6" style:family="text">
      <style:text-properties officeooo:rsid="001eb894"/>
    </style:style>
    <style:style style:name="T7" style:family="text">
      <style:text-properties officeooo:rsid="001ed6e5"/>
    </style:style>
    <style:style style:name="T8" style:family="text">
      <style:text-properties officeooo:rsid="0021d528"/>
    </style:style>
    <style:style style:name="T9" style:family="text">
      <style:text-properties officeooo:rsid="002361b5"/>
    </style:style>
    <style:style style:name="T10" style:family="text">
      <style:text-properties officeooo:rsid="00247c12"/>
    </style:style>
    <style:style style:name="T11" style:family="text">
      <style:text-properties officeooo:rsid="002519e0"/>
    </style:style>
    <style:style style:name="T12" style:family="text">
      <style:text-properties officeooo:rsid="002684f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88d38"/>
    </style:style>
    <style:style style:name="T15" style:family="text">
      <style:text-properties officeooo:rsid="00293298"/>
    </style:style>
    <style:style style:name="T16" style:family="text">
      <style:text-properties officeooo:rsid="002b46eb"/>
    </style:style>
    <style:style style:name="T17" style:family="text">
      <style:text-properties officeooo:rsid="0031123c"/>
    </style:style>
    <style:style style:name="T18" style:family="text">
      <style:text-properties officeooo:rsid="0032e71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34331e"/>
    </style:style>
    <style:style style:name="T21" style:family="text">
      <style:text-properties officeooo:rsid="0036906c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officeooo:rsid="0039016c"/>
    </style:style>
    <style:style style:name="T24" style:family="text">
      <style:text-properties officeooo:rsid="003b7b7d"/>
    </style:style>
    <style:style style:name="T25" style:family="text">
      <style:text-properties officeooo:rsid="003c5c6e"/>
    </style:style>
    <style:style style:name="T26" style:family="text">
      <style:text-properties officeooo:rsid="003e5284"/>
    </style:style>
    <style:style style:name="T27" style:family="text">
      <style:text-properties officeooo:rsid="00403ddb"/>
    </style:style>
    <style:style style:name="T28" style:family="text">
      <style:text-properties officeooo:rsid="0040bc0e"/>
    </style:style>
    <style:style style:name="T29" style:family="text">
      <style:text-properties officeooo:rsid="004175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siness problem: This report is to determine which customers are the highest renters and which DVDs are rented out the most frequently <text:span text:style-name="T7">to help gain </text:span><text:span text:style-name="T15">and retain</text:span><text:span text:style-name="T7"> more renters </text:span><text:span text:style-name="T8">from </text:span><text:span text:style-name="T26">given feedback and rates of being late.</text:span></text:p>
      <text:p text:style-name="Standard"/>
      <text:p text:style-name="P8"><text:span text:style-name="T2">A1.</text:span> </text:p>
      <text:p text:style-name="P8"><text:span text:style-name="T2"/></text:p>
      <text:p text:style-name="P6">The detailed table <text:span text:style-name="T28">includes the following:</text:span></text:p>
      <text:p text:style-name="P7">rental_id SERIAL PRIMARY KEY, customer_id INT NOT NULL, movie_title TEXT NOT NULL, rental_date DATE NOT NULL, return_date DATE, rental_duration INT NOT NULL, rental_cost DECIMAL(10, 2) NOT NULL, late_fee DECIMAL(10, 2)</text:p>
      <text:p text:style-name="P7"><text:span text:style-name="T2">The summary table </text:span><text:span text:style-name="T3">includes the following</text:span><text:span text:style-name="T2">: </text:span><text:span text:style-name="T19">month_year TEXT PRIMARY KEY, total_rentals INT NOT NULL, total_revenue DECIMAL(15, 2) NOT NULL, average_rental_duration DECIMAL(5, 2) NOT NULL, late_fee_revenue DECIMAL(10, 2)</text:span></text:p>
      <text:p text:style-name="P7"><text:span text:style-name="T19"/></text:p>
      <text:p text:style-name="P2">A2. </text:p>
      <text:p text:style-name="Standard"/>
      <text:p text:style-name="Standard">INT, DECIMAL, <text:span text:style-name="T20">DATE, </text:span><text:span text:style-name="T25">TEXT, and VARCHAR.</text:span></text:p>
      <text:p text:style-name="Standard"/>
      <text:p text:style-name="P3">A3. </text:p>
      <text:p text:style-name="P7"/>
      <text:p text:style-name="P7">For the summary <text:span text:style-name="T4">and</text:span> detailed tables we will be utilizing the <text:span text:style-name="T20">film and rental tables. Since that has transactions, dates, customer details, movie titles and rental costs.</text:span></text:p>
      <text:p text:style-name="Standard"/>
      <text:p text:style-name="P2">A4.</text:p>
      <text:p text:style-name="Standard"/>
      <text:p text:style-name="Standard"><text:span text:style-name="T9">I will also add a function to create </text:span><text:span text:style-name="T18">late fee details </text:span><text:span text:style-name="T20">this will help aid in revenue since there may be overdue rentals consistently if there is not an enforcement if the customer is late returning the item.</text:span></text:p>
      <text:p text:style-name="Standard"/>
      <text:p text:style-name="P2">A5. </text:p>
      <text:p text:style-name="Standard"/>
      <text:p text:style-name="P10">The detailed table will provide us with <text:span text:style-name="T7">specific </text:span>rental and payment details for each customer. <text:span text:style-name="T7">The </text:span>transaction level and operational insights will help us understand the <text:span text:style-name="T7">various </text:span>interactions customers have with the rental service. <text:span text:style-name="T12">The feedback will also help guide us </text:span><text:span text:style-name="T20">for operational efficiency.</text:span></text:p>
      <text:p text:style-name="P10"/>
      <text:p text:style-name="P10">The summary table will provide us with key metrics such as total revenue generated and total number of rentals for each customer. <text:span text:style-name="T7">W</text:span>e can take this information and perform comparative analysis <text:span text:style-name="T20">that will allow tracking of overall performance.</text:span></text:p>
      <text:p text:style-name="Standard"/>
      <text:p text:style-name="P2">A6. </text:p>
      <text:p text:style-name="Standard"/>
      <text:p text:style-name="Standard"><text:span text:style-name="T29">The frequency of when the report needs to be rfreshed really is up to the stakeholders and personnel that are using the data</text:span>. Whether to use this information to gauge general customer patterns or create more efficient programs to help maintain their customers. <text:span text:style-name="T5">I believe </text:span>this report should be run weekly, monthly, quartly and yearly. Since those are <text:span text:style-name="T5">frequencies</text:span> that can be kept and recorded <text:span text:style-name="T5">and used in other business models and reports most often. </text:span></text:p>
      <text:p text:style-name="Standard"><text:soft-page-break/></text:p>
      <text:p text:style-name="P2">Code section:</text:p>
      <text:p text:style-name="Standard"/>
      <text:p text:style-name="Standard">I used these queries frequently while testing:</text:p>
      <text:p text:style-name="Standard"/>
      <text:p text:style-name="Standard">DELETE FROM <text:span text:style-name="T17">summary_re</text:span><text:span text:style-name="T21">ntals</text:span></text:p>
      <text:p text:style-name="Standard">SELECT * FROM <text:span text:style-name="T17">summary_</text:span><text:span text:style-name="T21">rentals</text:span></text:p>
      <text:p text:style-name="Standard"/>
      <text:p text:style-name="Standard">DELETE FROM detailed_<text:span text:style-name="T21">rentals</text:span></text:p>
      <text:p text:style-name="Standard">SELECT * FROM detailed_<text:span text:style-name="T21">rentals</text:span></text:p>
      <text:p text:style-name="Standard"/>
      <text:p text:style-name="Standard">DROP TABLE detailed_<text:span text:style-name="T21">rentals</text:span></text:p>
      <text:p text:style-name="Standard">DROP TABLE <text:span text:style-name="T17">summary_r</text:span><text:span text:style-name="T21">entals</text:span></text:p>
      <text:p text:style-name="Standard"/>
      <text:p text:style-name="Standard"/>
      <text:p text:style-name="Standard"><text:span text:style-name="T2">B.</text:span> </text:p>
      <text:p text:style-name="Standard"/>
      <text:p text:style-name="Standard">-- Create or replace the function to calculate late fees</text:p>
      <text:p text:style-name="Standard">CREATE OR REPLACE FUNCTION calculate_late_fee(rental_duration DOUBLE PRECISION, rental_limit INT DEFAULT 7, late_fee_rate DOUBLE PRECISION DEFAULT 2.00) </text:p>
      <text:p text:style-name="Standard">RETURNS DECIMAL </text:p>
      <text:p text:style-name="Standard">AS $$ </text:p>
      <text:p text:style-name="Standard">BEGIN </text:p>
      <text:p text:style-name="Standard"><text:tab/>IF rental_duration &gt; rental_limit THEN </text:p>
      <text:p text:style-name="Standard"><text:tab/><text:tab/>RETURN (rental_duration - rental_limit) * late_fee_rate;</text:p>
      <text:p text:style-name="Standard"><text:tab/>ELSE</text:p>
      <text:p text:style-name="Standard"><text:tab/><text:tab/>RETURN 0; </text:p>
      <text:p text:style-name="Standard"><text:tab/>END IF;</text:p>
      <text:p text:style-name="Standard">END; </text:p>
      <text:p text:style-name="Standard">$$ LANGUAGE plpgsql;</text:p>
      <text:p text:style-name="Standard"/>
      <text:p text:style-name="P5">C.</text:p>
      <text:p text:style-name="P9">--create detailed table and summary table</text:p>
      <text:p text:style-name="P9">CREATE TABLE detailed_rentals (</text:p>
      <text:p text:style-name="P9"><text:tab/>rental_id SERIAL PRIMARY KEY,</text:p>
      <text:p text:style-name="P9"><text:tab/>customer_id INT NOT NULL,</text:p>
      <text:p text:style-name="P9"><text:tab/>movie_title TEXT NOT NULL,</text:p>
      <text:p text:style-name="P9"><text:tab/>rental_date DATE NOT NULL,</text:p>
      <text:p text:style-name="P9"><text:tab/>return_date DATE,</text:p>
      <text:p text:style-name="P9"><text:tab/>rental_duration INT NOT NULL,</text:p>
      <text:p text:style-name="P9"><text:tab/>rental_cost DECIMAL(10, 2) NOT NULL,</text:p>
      <text:p text:style-name="P9"><text:tab/>late_fee DECIMAL(10, 2)</text:p>
      <text:p text:style-name="P9">);</text:p>
      <text:p text:style-name="P9"/>
      <text:p text:style-name="P9">CREATE TABLE summary_rentals (</text:p>
      <text:p text:style-name="P9"><text:soft-page-break/><text:tab/>month_year TEXT PRIMARY KEY,</text:p>
      <text:p text:style-name="P9"><text:tab/>total_rentals INT NOT NULL,</text:p>
      <text:p text:style-name="P9"><text:tab/>total_revenue DECIMAL(15, 2) NOT NULL,</text:p>
      <text:p text:style-name="P9"><text:tab/>average_rental_duration DECIMAL(5, 2) NOT NULL,</text:p>
      <text:p text:style-name="P9"><text:tab/>late_fee_revenue DECIMAL(10, 2)</text:p>
      <text:p text:style-name="P9">);</text:p>
      <text:p text:style-name="P9"/>
      <text:p text:style-name="P5">D.</text:p>
      <text:p text:style-name="P9">--insert data from dvd database</text:p>
      <text:p text:style-name="P9">SELECT </text:p>
      <text:p text:style-name="P9"><text:tab/>r.rental_id,</text:p>
      <text:p text:style-name="P9"><text:tab/>r.customer_id,</text:p>
      <text:p text:style-name="P9"><text:tab/>f.title AS movie_title,</text:p>
      <text:p text:style-name="P9"><text:tab/>r.rental_date,</text:p>
      <text:p text:style-name="P9"><text:tab/>r.return_date,</text:p>
      <text:p text:style-name="P9"><text:tab/>COALESCE(DATE_PART('day', r.return_date - r.rental_date), 0) AS rental_duration,</text:p>
      <text:p text:style-name="P9"><text:tab/>f.rental_rate AS rental_cost,</text:p>
      <text:p text:style-name="P9"><text:tab/>calculate_late_fee(</text:p>
      <text:p text:style-name="P9"><text:tab/><text:tab/>COALESCE(DATE_PART('day', r.return_date - r.rental_date), 0)::DOUBLE PRECISION</text:p>
      <text:p text:style-name="P9"><text:tab/>) AS late_fee</text:p>
      <text:p text:style-name="P9">FROM rental r</text:p>
      <text:p text:style-name="P9">JOIN film f ON r.rental_id = f.film_id;</text:p>
      <text:p text:style-name="Standard"/>
      <text:p text:style-name="P5">E.</text:p>
      <text:p text:style-name="P9">--create trigger sequence</text:p>
      <text:p text:style-name="P9">CREATE OR REPLACE FUNCTION update_summary_table()</text:p>
      <text:p text:style-name="P9">RETURNS TRIGGER AS $$</text:p>
      <text:p text:style-name="P9">BEGIN</text:p>
      <text:p text:style-name="P9"><text:tab/>UPDATE summary_rentals</text:p>
      <text:p text:style-name="P9"><text:tab/>SET</text:p>
      <text:p text:style-name="P9"><text:tab/><text:tab/>total_rentals = total_rentals + 1,</text:p>
      <text:p text:style-name="P9"><text:tab/><text:tab/>total_revenue = total_revenue + NEW.rental_cost + NEW.late_fee,</text:p>
      <text:p text:style-name="P9"><text:tab/><text:tab/>average_rental_duration = (average_rental_duration * (total_rentals - 1) + NEW.rental_duration) / total_rentals,</text:p>
      <text:p text:style-name="P9"><text:tab/><text:tab/>late_fee_revenue = late_fee_revenue + NEW.late_fee</text:p>
      <text:p text:style-name="P9"><text:tab/>WHERE month_year = TO_CHAR(NEW.rental_date, 'MM-YYYY');</text:p>
      <text:p text:style-name="P9"><text:tab/></text:p>
      <text:p text:style-name="P9"><text:tab/>RETURN NEW;</text:p>
      <text:p text:style-name="P9">END;</text:p>
      <text:p text:style-name="P9">$$;</text:p>
      <text:p text:style-name="P9"/>
      <text:p text:style-name="P9">CREATE TRIGGER after_insert_detailed_rentals</text:p>
      <text:p text:style-name="P9">AFTER INSERT ON detailed_rentals</text:p>
      <text:p text:style-name="P9">FOR EACH ROW</text:p>
      <text:p text:style-name="P9"><text:soft-page-break/>EXECUTE FUNCTION update_summary_table();</text:p>
      <text:p text:style-name="Standard"/>
      <text:p text:style-name="P5">F.</text:p>
      <text:p text:style-name="P12">CREATE OR REPLACE PROCEDURE refresh_rental_report()</text:p>
      <text:p text:style-name="P12">LANGUAGE plpgsql AS $$</text:p>
      <text:p text:style-name="P12">BEGIN</text:p>
      <text:p text:style-name="P12">-- Clear current data</text:p>
      <text:p text:style-name="P12"><text:tab/>TRUNCATE TABLE detailed_rentals RESTART IDENTITY;</text:p>
      <text:p text:style-name="P12"><text:tab/>TRUNCATE TABLE summary_rentals;</text:p>
      <text:p text:style-name="P12">-- Populate detailed table</text:p>
      <text:p text:style-name="P12"><text:tab/>INSERT INTO detailed_rentals (rental_id, customer_id, movie_title, rental_date, return_date, rental_duration, rental_cost, late_fee)</text:p>
      <text:p text:style-name="P12"><text:tab/>SELECT </text:p>
      <text:p text:style-name="P12"><text:tab/><text:tab/>r.rental_id,</text:p>
      <text:p text:style-name="P12"><text:tab/><text:tab/>r.customer_id,</text:p>
      <text:p text:style-name="P12"><text:tab/><text:tab/>f.title AS movie_title,</text:p>
      <text:p text:style-name="P12"><text:tab/><text:tab/>r.rental_date,</text:p>
      <text:p text:style-name="P12"><text:tab/><text:tab/>r.return_date,</text:p>
      <text:p text:style-name="P12"><text:tab/><text:tab/>COALESCE(DATE_PART('day', r.return_date - r.rental_date), 0) AS rental_duration,</text:p>
      <text:p text:style-name="P12"><text:tab/><text:tab/>f.rental_rate AS rental_cost,</text:p>
      <text:p text:style-name="P12"><text:tab/><text:tab/>calculate_late_fee(</text:p>
      <text:p text:style-name="P12"><text:tab/><text:tab/>COALESCE(DATE_PART('day', r.return_date - r.rental_date), 0)::<text:span text:style-name="T22">DOUBLE PRECISION</text:span></text:p>
      <text:p text:style-name="P12"><text:tab/><text:tab/>) AS late_fee</text:p>
      <text:p text:style-name="P12"><text:tab/>FROM rental r</text:p>
      <text:p text:style-name="P12"><text:tab/>JOIN film f ON r.<text:span text:style-name="T23">rental_id</text:span> = f.film_id;</text:p>
      <text:p text:style-name="P12"/>
      <text:p text:style-name="P12">-- Populate summary table</text:p>
      <text:p text:style-name="P12"><text:tab/>INSERT INTO summary_rentals (month_year, total_rentals, total_revenue, average_rental_duration, late_fee_revenue)</text:p>
      <text:p text:style-name="P12"><text:tab/>SELECT</text:p>
      <text:p text:style-name="P12"><text:tab/><text:tab/>TO_CHAR(rental_date, 'MM-YYYY') AS month_year,</text:p>
      <text:p text:style-name="P12"><text:tab/><text:tab/>COUNT(*) AS total_rentals,</text:p>
      <text:p text:style-name="P12"><text:tab/><text:tab/>SUM(rental_cost + late_fee) AS total_revenue,</text:p>
      <text:p text:style-name="P12"><text:tab/><text:tab/>AVG(rental_duration) AS average_rental_duration,</text:p>
      <text:p text:style-name="P12"><text:tab/><text:tab/>SUM(late_fee) AS late_fee_revenue</text:p>
      <text:p text:style-name="P12"><text:tab/>FROM detailed_rentals</text:p>
      <text:p text:style-name="P12"><text:tab/>GROUP BY month_year;</text:p>
      <text:p text:style-name="P12">END;</text:p>
      <text:p text:style-name="P12">$$ <text:span text:style-name="T24">LANGUAGE plpgsql</text:span>;</text:p>
      <text:p text:style-name="P12"/>
      <text:p text:style-name="P12">--verifying lines</text:p>
      <text:p text:style-name="P12">SELECT * FROM detailed_rentals;</text:p>
      <text:p text:style-name="P12">SELECT * FROM summary_rentals;</text:p>
      <text:p text:style-name="P4"/>
      <text:p text:style-name="P2">F1.</text:p>
      <text:p text:style-name="Standard"><text:soft-page-break/>I <text:span text:style-name="T11">woul</text:span>d use the pgAGENT tool <text:span text:style-name="T6">or the Linux Crontab since I happen to use Linux and that </text:span><text:span text:style-name="T11">woul</text:span><text:span text:style-name="T6">d allow a more versatile format. I would </text:span>automate the times <text:span text:style-name="T10">the program</text:span> runs from either the end of the business day, week or month. This depends on how often the business wants the data refreshed <text:span text:style-name="T10">as well.</text:span></text:p>
      <text:p text:style-name="Standard"/>
      <text:p text:style-name="Standard"><text:span text:style-name="T2">G.</text:span> <text:a xlink:type="simple" xlink:href="https://wgu.hosted.panopto.com/Panopto/Pages/Viewer.aspx?id=aaf533ff-ec8a-4f95-a61a-b2580011852d" text:style-name="Internet_20_link" text:visited-style-name="Visited_20_Internet_20_Link">https://wgu.hosted.panopto.com/Panopto/Pages/Viewer.aspx?id=aaf533ff-ec8a-4f95-a61a-b2580011852d</text:a></text:p>
      <text:p text:style-name="Standard"/>
      <text:p text:style-name="Standard"/>
      <text:p text:style-name="P11"><text:span text:style-name="T2">H.</text:span> <text:span text:style-name="T14">Sources I </text:span>utilized:</text:p>
      <text:p text:style-name="P11"><text:span text:style-name="T14">I used </text:span>the Postgre<text:span text:style-name="T5">SQL </text:span><text:span text:style-name="T27">database </text:span>documentation within the course:</text:p>
      <text:p text:style-name="Standard">Malik, U., Goldwasser, M., &amp; Johnston, B. (2019). <text:span text:style-name="T13">Sql for data analytics : Perform fast and efficient data analysis with the power of sql.</text:span> Packt Publishing, Limited.</text:p>
      <text:p text:style-name="Standard">ChatGPT for help with trigger <text:span text:style-name="T14">a</text:span><text:span text:style-name="T16">n</text:span><text:span text:style-name="T14">d replacement </text:span>function<text:span text:style-name="T14">s.</text:span></text:p>
      <text:p text:style-name="Standard">YouTube videos on overall SQL functio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70fd" officeooo:paragraph-rsid="001a70fd"/>
    </style:style>
    <style:style style:name="MT1" style:family="text">
      <style:text-properties officeooo:rsid="00445b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ailey Follstad</text:p>
        <text:p text:style-name="MP1">D326 Adv Data Management</text:p>
        <text:p text:style-name="MP1">12/<text:span text:style-name="MT1">31</text:span>/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3:27:24.768116084</meta:creation-date>
    <dc:date>2024-12-31T17:13:04.100038480</dc:date>
    <meta:editing-duration>PT5H40M25S</meta:editing-duration>
    <meta:editing-cycles>37</meta:editing-cycles>
    <meta:generator>LibreOffice/24.2.5.2$Linux_X86_64 LibreOffice_project/420$Build-2</meta:generator>
    <meta:document-statistic meta:table-count="0" meta:image-count="0" meta:object-count="0" meta:page-count="5" meta:paragraph-count="139" meta:word-count="844" meta:character-count="6241" meta:non-whitespace-character-count="5439"/>
  </office:meta>
</office:document-meta>
</file>